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P4" style:family="paragraph" style:parent-style-name="Preformatted_20_Text">
      <style:text-properties fo:font-style="normal" style:font-style-asian="normal" style:font-style-complex="normal"/>
    </style:style>
    <style:style style:name="P5" style:family="paragraph" style:parent-style-name="Preformatted_20_Text">
      <style:text-properties fo:font-style="normal" style:font-style-asian="normal" style:font-style-complex="normal"/>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Introduction<text:tab/>1</text:p>
          <text:p text:style-name="P1">Connecting<text:tab/>1</text:p>
          <text:p text:style-name="P1">Execute query<text:tab/>2</text:p>
          <text:p text:style-name="P1">Selecting data<text:tab/>2</text:p>
          <text:p text:style-name="P1">Prepared statements<text:tab/>3</text:p>
          <text:p text:style-name="P1">Working with cursors<text:tab/>4</text:p>
          <text:p text:style-name="P1">Transactions<text:tab/>4</text:p>
          <text:p text:style-name="P1">Connectionpool<text:tab/>5</text:p>
          <text:p text:style-name="P1">Statementcache<text:tab/>5</text:p>
        </text:index-body>
      </text:table-of-content>
      <text:p text:style-name="Text_20_body"/>
      <text:h text:style-name="Heading_20_1" text:outline-level="1">Introduction</text:h>
      <text:p text:style-name="Text_20_body">Tntdb is a library for simple databaseaccess. There are 2 layers for access – a databaseindipendent layer and a databasedriver.</text:p>
      <text:p text:style-name="Text_20_body">The databaseindi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h text:style-name="Heading_20_1" text:outline-level="1">Connecting</text:h>
      <text:p text:style-name="Text_20_body">A connection is represented by the class tntdb::Connection. Tntdb offers a simple function, which connects to the database: tntdb::connect. This expects a parameter of type <text:span text:style-name="T2">std::string</text:span>, which is the database-url. The database-url consists of the drivername and a database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he example above loads the sqlite-driver-library and opens a connection to the databasefile „mydb.db“. At the end of the program the class <text:span text:style-name="T2">tntdb::Connection </text:span>goes out of scope, which closes the connection automatically.</text:p>
      <text:p text:style-name="Text_20_body"><text:soft-page-break/>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fetch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text:span><text:soft-page-break/><text:span text:style-name="T3">requested type. The User has to know, which data the column holds.</text:span></text:p>
      <text:p text:style-name="P2">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2">A <text:span text:style-name="T2">tntdb::Value </text:span>has a get-template-method to read the actual value into a variable.</text:p>
      <text:p text:style-name="P2">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int a;</text:p>
      <text:p text:style-name="Preformatted_20_Text"><text:s text:c="4"/>std::string b;</text:p>
      <text:p text:style-name="Preformatted_20_Text"><text:s text:c="4"/>row[0].get(a); <text:s/>// read column 0 into variable a</text:p>
      <text:p text:style-name="Preformatted_20_Text"><text:s text:c="4"/>row[1].get(b); <text:s/>// read column 1 into variable b</text:p>
      <text:p text:style-name="Preformatted_20_Text"><text:s text:c="4"/>std::cout &lt;&lt; „col1=“ &lt;&lt; a &lt;&lt; „\tcol2=“ &lt;&lt; b</text:p>
      <text:p text:style-name="Preformatted_20_Text"><text:s text:c="6"/>&lt;&lt; std::endl;</text:p>
      <text:p text:style-name="Preformatted_20_Text"><text:s text:c="2"/>}</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4"/>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The disadvantage is, that the user has to deal with special characters to avoid misinterpretation of data and especially avoid sql injection .</text:span></text:p>
      <text:p text:style-name="P2">Prepared statements solve this by parsing the statement and getting the parameters sep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2">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3">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2"><text:soft-page-break/>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4">}</text:p>
      <text:p text:style-name="P4"/>
      <text:p text:style-name="Text_20_body"/>
      <text:p text:style-name="Text_20_body">You may also omit the explicit mention of the data type. There is a template method <text:span text:style-name="T2">tntdb::Statement::set</text:span>, which determines the right type of the column from the type of the passed parameter. If you later decide to change the type of a variable, you don't need to replace the method used to pass the value to the database. Here is the same example as above using this template method:</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v1“, 1)</text:p>
      <text:p text:style-name="Preformatted_20_Text"><text:s text:c="4"/>.set(„v2“, „hi“)</text:p>
      <text:p text:style-name="Preformatted_20_Text"><text:s text:c="4"/>.execute();</text:p>
      <text:p text:style-name="Preformatted_20_Text"/>
      <text:p text:style-name="Preformatted_20_Text"><text:s text:c="2"/>st.set(„v1“, 2)</text:p>
      <text:p text:style-name="Preformatted_20_Text"><text:s text:c="4"/>.set(„v2“, „world“)</text:p>
      <text:p text:style-name="Preformatted_20_Text"><text:s text:c="4"/>.execute();</text:p>
      <text:p text:style-name="P4">}</text:p>
      <text:p text:style-name="P4"/>
      <text:h text:style-name="Heading_20_1" text:outline-level="1">Working with cursors</text:h>
      <text:p text:style-name="P2">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2">The <text:span text:style-name="T2">begin</text:span>-method of <text:span text:style-name="T2">tntdb::Statement</text:span> starts a new iteration of a cursor.</text:p>
      <text:p text:style-name="P2">Example</text:p>
      <text:p text:style-name="Preformatted_20_Text">#include &lt;tntdb/statement.h&gt;</text:p>
      <text:p text:style-name="Preformatted_20_Text"/>
      <text:p text:style-name="Preformatted_20_Text">void printData(tntdb::Connection conn)</text:p>
      <text:p text:style-name="Preformatted_20_Text"><text:soft-page-break/>{</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string col1;</text:p>
      <text:p text:style-name="Preformatted_20_Text"><text:s text:c="4"/>std::string col2;</text:p>
      <text:p text:style-name="Preformatted_20_Text"><text:s text:c="4"/>row[0].get(col1);</text:p>
      <text:p text:style-name="Preformatted_20_Text"><text:s text:c="4"/>row[1].get(col2);</text:p>
      <text:p text:style-name="Preformatted_20_Text"><text:s text:c="4"/>std::cout &lt;&lt; „col1=“ &lt;&lt; col1 &lt;&lt; „ col2=</text:p>
      <text:p text:style-name="Preformatted_20_Text"><text:s text:c="14"/>&lt;&lt; col2 &lt;&lt; std::endl;</text:p>
      <text:p text:style-name="Preformatted_20_Text"><text:s text:c="2"/>}</text:p>
      <text:p text:style-name="Preformatted_20_Text">}</text:p>
      <text:p text:style-name="P4"/>
      <text:p text:style-name="Text_20_body"/>
      <text:p text:style-name="Text_20_body">In the above example the memory-consumption is low even when the table has millions of rows. When the data would have been fetched with a <text:span text:style-name="T2">tntdb::Result</text:span><text:span text:style-name="T3"> all rows has to fit into the main-memory.</text:span></text:p>
      <text:p text:style-name="P2">The <text:span text:style-name="T2">begin</text:span>-method of <text:span text:style-name="T2">tntdb::Statement </text:span>has a optional parameter <text:span text:style-name="T2">fetchsize </text:span>of type <text:span text:style-name="T2">unsigned</text:span>, which is passed to the driver. It may use it as a hint, how many rows it should fetch at once. The default value is 100.</text:p>
      <text:h text:style-name="Heading_20_1" text:outline-level="1">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3">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2">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String(„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Heading_20_1" text:outline-level="1">Connectionpool</text:h>
      <text:p text:style-name="Text_20_body">In a long-running program it is often desirable not to connect and disconnect for every access. One <text:soft-page-break/>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2">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4"><text:s text:c="22"/>// (if not already fetched by another thread)</text:p>
      <text:p text:style-name="P4">tntdb::dropCached(); <text:s/>// closes all free connections, but not ours,</text:p>
      <text:p text:style-name="P4"><text:s text:c="2"/>// because it is hold by 'conn'</text:p>
      <text:p text:style-name="P4">conn = tntdb::Connection();</text:p>
      <text:p text:style-name="P4">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text:h text:style-name="Heading_20_1" text:outline-level="1"><text:span text:style-name="T3">Working with dates and times</text:span></text:h>
      <text:h text:style-name="Heading_20_1" text:outline-level="1"><text:span text:style-name="T3">Using own typ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zxx" style:country-asian="none" style:font-name-complex="Albany AMT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Tommi Mäkitalo</meta:initial-creator>
    <meta:creation-date>2006-01-23T21:37:53</meta:creation-date>
    <dc:date>2010-02-11T22:50:00</dc:date>
    <dc:language>en-US</dc:language>
    <meta:editing-cycles>9</meta:editing-cycles>
    <meta:editing-duration>PT02H00M09S</meta:editing-duration>
    <meta:document-statistic meta:table-count="0" meta:image-count="0" meta:object-count="0" meta:page-count="6" meta:paragraph-count="180" meta:word-count="1761" meta:character-count="12009"/>
    <meta:user-defined meta:name="Info 1"/>
    <meta:user-defined meta:name="Info 2"/>
    <meta:user-defined meta:name="Info 3"/>
    <meta:user-defined meta:name="Info 4"/>
  </office:meta>
</office:document-meta>
</file>